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b0a" officeooo:paragraph-rsid="0016db0a"/>
    </style:style>
    <style:style style:name="P2" style:family="paragraph" style:parent-style-name="Standard">
      <style:text-properties officeooo:rsid="00174c2f" officeooo:paragraph-rsid="00174c2f"/>
    </style:style>
    <style:style style:name="P3" style:family="paragraph" style:parent-style-name="Standard">
      <style:text-properties officeooo:rsid="00186afc" officeooo:paragraph-rsid="00186afc"/>
    </style:style>
    <style:style style:name="P4" style:family="paragraph" style:parent-style-name="Standard">
      <style:text-properties officeooo:rsid="001986d9" officeooo:paragraph-rsid="001986d9"/>
    </style:style>
    <style:style style:name="P5" style:family="paragraph" style:parent-style-name="Standard">
      <style:text-properties officeooo:rsid="001b299b" officeooo:paragraph-rsid="001b299b"/>
    </style:style>
    <style:style style:name="T1" style:family="text">
      <style:text-properties officeooo:rsid="001b29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6/11/18</text:p>
      <text:p text:style-name="P1"/>
      <text:p text:style-name="P1">Sarah said that you shouldn’t do each page as its own function.</text:p>
      <text:p text:style-name="P1"/>
      <text:p text:style-name="P1">Admin page will probably be a different url so there won’t be a login button on the site since it will only be 3 people who should have access.</text:p>
      <text:p text:style-name="P1"/>
      <text:p text:style-name="P1">Testimonial page needs to be a separate page probably combined with the blog page.</text:p>
      <text:p text:style-name="P1"/>
      <text:p text:style-name="P2">Blog page and Events page will be in the upcoming events.</text:p>
      <text:p text:style-name="P2"/>
      <text:p text:style-name="P2">Exception for updating the page: The change didn’t go throughout</text:p>
      <text:p text:style-name="P2"/>
      <text:p text:style-name="P2">Exception in case that the video (or images) won’t load that a text explaining the video or image will be uploaded.</text:p>
      <text:p text:style-name="P2"/>
      <text:p text:style-name="P2">If animation take too long to load then it should just go to the next page without trying to load the animations</text:p>
      <text:p text:style-name="P2"/>
      <text:p text:style-name="P3">Discussion about the more info feature and whether or not it should calculate the volume of text shown based on the individual user’s screen.</text:p>
      <text:p text:style-name="P3"/>
      <text:p text:style-name="P4">Thursday will be a deadline for the first drafts. Then we can proof read and edit everything by the weekend which will give enough time for everybody to review the things.</text:p>
      <text:p text:style-name="P4"/>
      <text:p text:style-name="P4">Discussion about the hard and soft deadlines in terms of scheduling.</text:p>
      <text:p text:style-name="P4"/>
      <text:p text:style-name="P4">Functions need to explain more on what the admin page will include templates for:</text:p>
      <text:p text:style-name="P4"><text:tab/>Events</text:p>
      <text:p text:style-name="P4"><text:tab/>Blogs</text:p>
      <text:p text:style-name="P4"><text:tab/>Testimonials</text:p>
      <text:p text:style-name="P4"><text:tab/></text:p>
      <text:p text:style-name="P5">Also be able to upload and change the photos</text:p>
      <text:p text:style-name="P5">Also function for deleting events, blogs or testimonials</text:p>
      <text:p text:style-name="P5"/>
      <text:p text:style-name="P5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2:59:48.426423880</meta:creation-date>
    <dc:date>2018-11-06T13:47:39.877034635</dc:date>
    <meta:editing-duration>PT6M10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221" meta:character-count="1239" meta:non-whitespace-character-count="1031"/>
  </office:meta>
</office:document-meta>
</file>